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800000" style:font-name="Verdana1" fo:font-size="10.5pt" fo:font-weight="bold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ckpot Spaghetti Sauce</text:p>
      <text:p text:style-name="Standard">Crystal Miller</text:p>
      <text:p text:style-name="Standard"/>
      <text:p text:style-name="Standard">2 medium or large onions</text:p>
      <text:p text:style-name="Standard">12 large mushrooms</text:p>
      <text:p text:style-name="Standard">2 lbs hamburger</text:p>
      <text:p text:style-name="Standard">8 cups (or 4 15oz cans) diced tomatoes or crushed tomatoes </text:p>
      <text:p text:style-name="Standard">1 ½ T Italian seasonings</text:p>
      <text:p text:style-name="Standard">1 T parsley </text:p>
      <text:p text:style-name="Standard">1 T cane juice crystals</text:p>
      <text:p text:style-name="Standard">2 t salt</text:p>
      <text:p text:style-name="Standard"/>
      <text:p text:style-name="Standard">Cook veggies and hamburger until meat is no longer pink and veggies are soft. In a 6 qt crockpot add tomatoes. If you are using diced tomatoes you will need to run them through your blender to make smooth or use a hand blender to mash them up while they are in your crockpot. Add the hamburger/veggie and stir. Add the spices and stir again. Cover and put on low for 6 to 8 hours. Serve with whole wheat spaghetti and French bread for a delicious me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03:58.40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30" meta:character-count="673"/>
  </office:meta>
</office:document-meta>
</file>